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Times New Roman1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line-height="150%"/>
      <style:text-properties style:font-name="Times New Roman1"/>
    </style:style>
    <style:style style:name="P4" style:family="paragraph" style:parent-style-name="Standard" style:list-style-name="L1">
      <style:paragraph-properties fo:line-height="150%"/>
      <style:text-properties style:font-name="Times New Roman1" officeooo:paragraph-rsid="00fb8cb8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 style:list-style-name="L13"/>
    <style:style style:name="P17" style:family="paragraph" style:parent-style-name="Standard" style:list-style-name="L14"/>
    <style:style style:name="P18" style:family="paragraph" style:parent-style-name="Standard" style:list-style-name="L15"/>
    <style:style style:name="P19" style:family="paragraph" style:parent-style-name="Standard" style:list-style-name="L16"/>
    <style:style style:name="P20" style:family="paragraph" style:parent-style-name="Standard" style:list-style-name="L17"/>
    <style:style style:name="P21" style:family="paragraph" style:parent-style-name="Standard" style:list-style-name="L18"/>
    <style:style style:name="P22" style:family="paragraph" style:parent-style-name="Standard" style:list-style-name="L19"/>
    <style:style style:name="P23" style:family="paragraph" style:parent-style-name="Standard" style:list-style-name="L20"/>
    <style:style style:name="P24" style:family="paragraph" style:parent-style-name="Standard" style:list-style-name="L21"/>
    <style:style style:name="P25" style:family="paragraph" style:parent-style-name="Standard" style:list-style-name="L1">
      <style:text-properties fo:font-weight="bold" style:font-weight-asian="bold" style:font-weight-complex="bold"/>
    </style:style>
    <style:style style:name="P26" style:family="paragraph" style:parent-style-name="Standard" style:list-style-name="L22"/>
    <style:style style:name="P27" style:family="paragraph" style:parent-style-name="Standard" style:list-style-name="L23"/>
    <style:style style:name="P28" style:family="paragraph" style:parent-style-name="Standard" style:list-style-name="L24"/>
    <style:style style:name="P29" style:family="paragraph" style:parent-style-name="Standard" style:list-style-name="L25"/>
    <style:style style:name="P30" style:family="paragraph" style:parent-style-name="Standard" style:list-style-name="L26"/>
    <style:style style:name="P31" style:family="paragraph" style:parent-style-name="Standard" style:list-style-name="L27"/>
    <style:style style:name="P32" style:family="paragraph" style:parent-style-name="Standard" style:list-style-name="L28"/>
    <style:style style:name="P33" style:family="paragraph" style:parent-style-name="Standard" style:list-style-name="L29"/>
    <style:style style:name="P34" style:family="paragraph" style:parent-style-name="Standard" style:list-style-name="L30"/>
    <style:style style:name="P35" style:family="paragraph" style:parent-style-name="Standard" style:list-style-name="L31"/>
    <style:style style:name="P36" style:family="paragraph" style:parent-style-name="Standard" style:list-style-name="L32"/>
    <style:style style:name="P37" style:family="paragraph" style:parent-style-name="Standard" style:list-style-name="L33"/>
    <style:style style:name="P38" style:family="paragraph" style:parent-style-name="Standard" style:list-style-name="L34"/>
    <style:style style:name="P39" style:family="paragraph" style:parent-style-name="Standard" style:list-style-name="L35"/>
    <style:style style:name="P40" style:family="paragraph" style:parent-style-name="Standard" style:list-style-name="L36"/>
    <style:style style:name="P41" style:family="paragraph" style:parent-style-name="Text_20_body" style:list-style-name="L1">
      <style:paragraph-properties fo:line-height="150%"/>
      <style:text-properties style:font-name="Times New Roman1" officeooo:paragraph-rsid="00fde430"/>
    </style:style>
    <style:style style:name="P42" style:family="paragraph" style:parent-style-name="Text_20_body" style:list-style-name="L1">
      <style:paragraph-properties fo:line-height="150%"/>
      <style:text-properties style:font-name="Times New Roman1" officeooo:paragraph-rsid="0107babd"/>
    </style:style>
    <style:style style:name="P43" style:family="paragraph" style:parent-style-name="Text_20_body">
      <style:paragraph-properties fo:line-height="150%"/>
      <style:text-properties style:font-name="Times New Roman1" fo:font-weight="bold" style:font-weight-asian="bold" style:font-weight-complex="bold"/>
    </style:style>
    <style:style style:name="P44" style:family="paragraph" style:parent-style-name="Text_20_body" style:list-style-name="L1">
      <style:paragraph-properties fo:line-height="150%"/>
      <style:text-properties style:font-name="Times New Roman1" fo:font-weight="bold" officeooo:paragraph-rsid="00fde430" style:font-weight-asian="bold" style:font-weight-complex="bold"/>
    </style:style>
    <style:style style:name="P45" style:family="paragraph" style:parent-style-name="Text_20_body">
      <style:paragraph-properties fo:line-height="150%"/>
      <style:text-properties style:font-name="Times New Roman1" fo:font-weight="bold" officeooo:paragraph-rsid="010a7abb" style:font-weight-asian="bold" style:font-weight-complex="bold"/>
    </style:style>
    <style:style style:name="P46" style:family="paragraph" style:parent-style-name="Text_20_body" style:list-style-name="L1">
      <style:paragraph-properties fo:line-height="150%" fo:break-before="page"/>
      <style:text-properties officeooo:paragraph-rsid="010a7abb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weight="normal" style:font-weight-asian="normal" style:font-weight-complex="normal"/>
    </style:style>
    <style:style style:name="T3" style:family="text">
      <style:text-properties style:font-name="Times New Roman1" fo:font-weight="normal" officeooo:rsid="00fb93b4" style:font-weight-asian="normal" style:font-weight-complex="normal"/>
    </style:style>
    <style:style style:name="T4" style:family="text">
      <style:text-properties style:font-name="Times New Roman1" fo:font-weight="bold" style:font-weight-asian="bold" style:font-weight-complex="bold"/>
    </style:style>
    <style:style style:name="T5" style:family="text">
      <style:text-properties style:font-name="Times New Roman1" fo:font-weight="bold" officeooo:rsid="0107babd" style:font-weight-asian="bold" style:font-weight-complex="bold"/>
    </style:style>
    <style:style style:name="T6" style:family="text">
      <style:text-properties style:font-name="Times New Roman1" fo:font-weight="bold" officeooo:rsid="010a7abb" style:font-weight-asian="bold" style:font-weight-complex="bold"/>
    </style:style>
    <style:style style:name="T7" style:family="text">
      <style:text-properties officeooo:rsid="00fb8cb8"/>
    </style:style>
    <style:style style:name="T8" style:family="text">
      <style:text-properties officeooo:rsid="00fc6a70"/>
    </style:style>
    <style:style style:name="T9" style:family="text">
      <style:text-properties officeooo:rsid="00fde430"/>
    </style:style>
    <style:style style:name="T10" style:family="text">
      <style:text-properties officeooo:rsid="01033dba"/>
    </style:style>
    <style:style style:name="T11" style:family="text">
      <style:text-properties officeooo:rsid="0104a756"/>
    </style:style>
    <style:style style:name="T12" style:family="text">
      <style:text-properties officeooo:rsid="010518ed"/>
    </style:style>
    <style:style style:name="T13" style:family="text">
      <style:text-properties officeooo:rsid="01052bd0"/>
    </style:style>
    <style:style style:name="T14" style:family="text">
      <style:text-properties officeooo:rsid="010608a4"/>
    </style:style>
    <style:style style:name="T15" style:family="text">
      <style:text-properties officeooo:rsid="010a7abb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8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0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8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9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0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7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8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9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0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13785102" text:style-name="L1">
        <text:list-item>
          <text:p text:style-name="P2">Desenvolvimento de Software:</text:p>
          <text:list>
            <text:list-item>
              <text:p text:style-name="P2">O Poder do Nome das Variaveis - The Power of Variable Names</text:p>
              <text:list>
                <text:list-item>
                  <text:p text:style-name="P2">Uma variável e o nome dela são essencialmente a mesma coisa.A bondade ou maldade de uma variável é largamente determinada pelo seu nome.</text:p>
                  <text:list>
                    <text:list-item>
                      <text:p text:style-name="P2">Escolha os nomes das variáveis com cuidado:</text:p>
                      <text:list>
                        <text:list-item>
                          <text:p text:style-name="P2">Ex: nome ruim para variaveis:</text:p>
                          <text:list>
                            <text:list-item>
                              <text:p text:style-name="P2">x = x - xx;</text:p>
                            </text:list-item>
                            <text:list-item>
                              <text:p text:style-name="P2">xxx = fido + SalesTax( fido );</text:p>
                            </text:list-item>
                            <text:list-item>
                              <text:p text:style-name="P2">x = x + LateFee( x1, x ) + xxx;</text:p>
                            </text:list-item>
                            <text:list-item>
                              <text:p text:style-name="P2">x = x + Interest( x1, x );</text:p>
                            </text:list-item>
                          </text:list>
                        </text:list-item>
                        <text:list-item>
                          <text:p text:style-name="P2">Ex: nomes recomendados:</text:p>
                          <text:list>
                            <text:list-item>
                              <text:p text:style-name="P2">balance = balance - lastPayment;</text:p>
                            </text:list-item>
                            <text:list-item>
                              <text:p text:style-name="P2">monthlyTotal = newPurchases + SalesTax( newPurchases );</text:p>
                            </text:list-item>
                            <text:list-item>
                              <text:p text:style-name="P2">balance = balance + LateFee( customerID, balance ) + monthlyTotal;</text:p>
                            </text:list-item>
                            <text:list-item>
                              <text:p text:style-name="P2">balance = balance + Interest( customerID, balance )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Tipos de dados abstratos (ADTs) - Abstract Data Types (ADTs)</text:p>
              <text:list>
                <text:list-item>
                  <text:p text:style-name="P2">Um tipo de dados abstrato é uma coleção de dados e operações que funcionam nesses dados.</text:p>
                  <text:list>
                    <text:list-item>
                      <text:p text:style-name="P2">um ADT seria útil:</text:p>
                      <text:list>
                        <text:list-item>
                          <text:p text:style-name="P2">Ex: currentFont.size = 16</text:p>
                        </text:list-item>
                      </text:list>
                    </text:list-item>
                    <text:list-item>
                      <text:p text:style-name="P2">Se você criou uma coleção de rotinas de biblioteca, o código pode ser um pouco mais legível:</text:p>
                      <text:list>
                        <text:list-item>
                          <text:p text:style-name="P2">Ex: currentFont.size = PointsToPixels(12)</text:p>
                        </text:list-item>
                      </text:list>
                    </text:list-item>
                    <text:list-item>
                      <text:p text:style-name="P2">Ou você poderia fornecer um nome mais específico para o atributo, algo como:</text:p>
                      <text:list>
                        <text:list-item>
                          <text:p text:style-name="P2">Ex: currentFont.sizeInPixels = PointsToPixels(12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Boas Interfaces de Classe - <text:s/>Good Class Interfaces</text:p>
              <text:list>
                <text:list-item>
                  <text:p text:style-name="P2">Consiste em criar uma boa abstração para a interface representar e garantir que os detalhes permaneçam ocultos por trás da abstração.</text:p>
                  <text:list>
                    <text:list-item>
                      <text:p text:style-name="P2">Abstração é a habilidade para visualizar uma operação complexa de forma simplificada.</text:p>
                      <text:list>
                        <text:list-item>
                          <text:p text:style-name="P2">Ex: pouca abstração:</text:p>
                          <text:list>
                            <text:list-item>
                              <text:p text:style-name="P2">void InitializeCommandStack(); </text:p>
                            </text:list-item>
                            <text:list-item>
                              <text:p text:style-name="P2">void PushCommand( Command command );</text:p>
                            </text:list-item>
                            <text:list-item>
                              <text:p text:style-name="P2">Command PopCommand();</text:p>
                            </text:list-item>
                          </text:list>
                        </text:list-item>
                        <text:list-item>
                          <text:p text:style-name="P2">Ex: com abstraçao:</text:p>
                          <text:list>
                            <text:list-item>
                              <text:p text:style-name="P2">Employee();</text:p>
                            </text:list-item>
                            <text:list-item>
                              <text:p text:style-name="P2">Employee(FullName name, String address, String workPhone, String homePhone, TaxId taxIdNumber, JobClassification jobClass)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03955566230598" text:continue-numbering="true" text:style-name="L1">
        <text:list-item>
          <text:list>
            <text:list-item>
              <text:p text:style-name="P2">Bom Encapsulamento – Good Encapsulation</text:p>
              <text:list>
                <text:list-item>
                  <text:p text:style-name="P2">O encapsulamento é o reforçador que impede você de procurar nos detalhes, mesmo se você quiser.</text:p>
                  <text:list>
                    <text:list-item>
                      <text:p text:style-name="P2">Os dois conceitos estão relacionados porque, sem encapsulamento, a abstração tende a demolir.</text:p>
                      <text:list>
                        <text:list-item>
                          <text:p text:style-name="P2">Ex: Não exponha dados em publico.</text:p>
                          <text:list>
                            <text:list-item>
                              <text:p text:style-name="P2">String m_Name;</text:p>
                            </text:list-item>
                            <text:list-item>
                              <text:p text:style-name="P2">String m_Address;</text:p>
                            </text:list-item>
                            <text:list-item>
                              <text:p text:style-name="P2">int m_jobClass;</text:p>
                            </text:list-item>
                          </text:list>
                        </text:list-item>
                        <text:list-item>
                          <text:p text:style-name="P2">Ex: forma correta.</text:p>
                          <text:list>
                            <text:list-item>
                              <text:p text:style-name="P2">EmployeeImplementation *m_implementation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oft-page-break/>Polimorfismo para verificação extensiva de tipos - <text:s/>polymorphism to extensive type checking</text:p>
              <text:list>
                <text:list-item>
                  <text:p text:style-name="P2">Declarações de casos repetidas com frequência às vezes sugerem que a herança pode ser uma melhor escolha de design, embora seja nem sempre é verdade.</text:p>
                  <text:list>
                    <text:list-item>
                      <text:p text:style-name="P2">Aqui está um exemplo clássico de código que pede por um objeto mais orientado a objetos abordagem:</text:p>
                      <text:list>
                        <text:list-item>
                          <text:p text:style-name="P2">Ex: </text:p>
                          <text:list>
                            <text:list-item>
                              <text:p text:style-name="P2">switch ( shape.type ) {</text:p>
                              <text:list>
                                <text:list-item>
                                  <text:p text:style-name="P2">case Shape_Circle:</text:p>
                                  <text:list>
                                    <text:list-item>
                                      <text:p text:style-name="P2">shape.DrawCircle();</text:p>
                                    </text:list-item>
                                    <text:list-item>
                                      <text:p text:style-name="P2">break;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">case Shape_Square:</text:p>
                              <text:list>
                                <text:list-item>
                                  <text:list>
                                    <text:list-item>
                                      <text:p text:style-name="P2">shape.DrawSquare();</text:p>
                                    </text:list-item>
                                    <text:list-item>
                                      <text:p text:style-name="P2">break;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">}</text:p>
                            </text:list-item>
                          </text:list>
                        </text:list-item>
                        <text:list-item>
                          <text:p text:style-name="P2">shape.DrawCircle () e shape.DrawSquare () devem ser substituído por uma única função chamada shape.Draw (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Razoes Válidas para Criar uma Função - Valid Reasons to Create a Routine</text:p>
              <text:list>
                <text:list-item>
                  <text:p text:style-name="P2">Colocar uma seção de código em uma função bem conhecida é uma das melhores maneiras de documentar seu propósito.</text:p>
                  <text:list>
                    <text:list-item>
                      <text:p text:style-name="P2">Ao invés de lendo uma série de declarações como:</text:p>
                      <text:list>
                        <text:list-item>
                          <text:p text:style-name="P2">Ex: Código sem função.</text:p>
                          <text:list>
                            <text:list-item>
                              <text:p text:style-name="P2">if ( node &lt;&gt; NULL ) then</text:p>
                              <text:list>
                                <text:list-item>
                                  <text:p text:style-name="P2">while ( node.next &lt;&gt; NULL ) do</text:p>
                                  <text:list>
                                    <text:list-item>
                                      <text:p text:style-name="P2">node = node.next</text:p>
                                    </text:list-item>
                                    <text:list-item>
                                      <text:p text:style-name="P2">leafName = node.name</text:p>
                                    </text:list-item>
                                  </text:list>
                                </text:list-item>
                                <text:list-item>
                                  <text:p text:style-name="P2">end while</text:p>
                                </text:list-item>
                              </text:list>
                            </text:list-item>
                            <text:list-item>
                              <text:p text:style-name="P2">else</text:p>
                              <text:list>
                                <text:list-item>
                                  <text:p text:style-name="P2">leafName = ""</text:p>
                                </text:list-item>
                              </text:list>
                            </text:list-item>
                            <text:list-item>
                              <text:p text:style-name="P2">end if</text:p>
                            </text:list-item>
                          </text:list>
                        </text:list-item>
                        <text:list-item>
                          <text:p text:style-name="P2">Ex: Código com função.</text:p>
                          <text:list>
                            <text:list-item>
                              <text:p text:style-name="P2">leafName = GetLeafName( node 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Quando usar Função ou Procedimento - When to Use a Function or Procedure</text:p>
              <text:list>
                <text:list-item>
                  <text:p text:style-name="P2">Uma prática comum de programação é ter uma função que funcione como um procedimento e retorna um valor de status.</text:p>
                  <text:list>
                    <text:list-item>
                      <text:p text:style-name="P2">Logicamente, funciona como um procedimento, mas porque retorna um valor, é oficialmente uma função. </text:p>
                      <text:list>
                        <text:list-item>
                          <text:p text:style-name="P2">Ex:</text:p>
                          <text:list>
                            <text:list-item>
                              <text:p text:style-name="P2">if ( report.FormatOutput( formattedReport ) = Success ) then ..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Neste caso seria melhor declarar um procedimento.</text:p>
                      <text:list>
                        <text:list-item>
                          <text:p text:style-name="P2">Ex:</text:p>
                          <text:list>
                            <text:list-item>
                              <text:p text:style-name="P2">report.FormatOutput( formattedReport, outputStatus )</text:p>
                            </text:list-item>
                            <text:list-item>
                              <text:p text:style-name="P2">if ( outputStatus = success ) then ..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03954542719969" text:continue-numbering="true" text:style-name="L1">
        <text:list-item>
          <text:list>
            <text:list-item>
              <text:p text:style-name="P2">Você chama alguma função que retorna erros?</text:p>
              <text:list>
                <text:list-item>
                  <text:p text:style-name="P2">Codigo: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">int soma(int a,int b) {return a;}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amada função com erro:</text:p>
                      <text:list>
                        <text:list-item>
                          <text:p text:style-name="P2">Ex: printf("%d", soma(34,54));</text:p>
                          <text:list>
                            <text:list-item>
                              <text:p text:style-name="P2">resultado esperado: 88</text:p>
                            </text:list-item>
                            <text:list-item>
                              <text:p text:style-name="P2">resultado obtido: 3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<text:soft-page-break/>Chamada função sem erro:</text:p>
                    </text:list-item>
                  </text:list>
                </text:list-item>
              </text:list>
            </text:list-item>
          </text:list>
        </text:list-item>
      </text:list>
      <text:list xml:id="list1037358017" text:style-name="L3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Ex: printf("%d", soma(34,54))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3955130021326" text:continue-list="list10395454271996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">resultado esperado: 88</text:p>
                            </text:list-item>
                            <text:list-item>
                              <text:p text:style-name="P2">resultado obtido: 88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Funções Macro - Macro Routines</text:p>
              <text:list>
                <text:list-item>
                  <text:p text:style-name="P2">Se a macro pode ser substituída por uma função mude.</text:p>
                  <text:list>
                    <text:list-item>
                      <text:p text:style-name="P2">Macros de instruções múltiplas pode ter várias declarações, o que é um problema se você a tratar como se fosse uma única instrução.</text:p>
                      <text:list>
                        <text:list-item>
                          <text:p text:style-name="P2">Ex:</text:p>
                          <text:list>
                            <text:list-item>
                              <text:p text:style-name="P2">#define LookupEntry( key, index ) \</text:p>
                              <text:list>
                                <text:list-item>
                                  <text:p text:style-name="P2">index = (key - 10) / 5; \</text:p>
                                </text:list-item>
                                <text:list-item>
                                  <text:p text:style-name="P2">index = min( index, MAX_INDEX ); \</text:p>
                                </text:list-item>
                                <text:list-item>
                                  <text:p text:style-name="P2">index = max( index, MIN_INDEX ); ..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Afirmações - Assertions</text:p>
              <text:list>
                <text:list-item>
                  <text:p text:style-name="P2">As asserções são especialmente úteis em programas grandes e complicados e em alta confiabilidade programas.</text:p>
                  <text:list>
                    <text:list-item>
                      <text:p text:style-name="P2">Eles permitem que os programadores liberem mais rapidamente a interface incompatível suposições, erros que aparecem quando o código é modificado .</text:p>
                      <text:list>
                        <text:list-item>
                          <text:p text:style-name="P2">Ex:</text:p>
                          <text:list>
                            <text:list-item>
                              <text:p text:style-name="P2">#define ASSERT( condition, message ) {</text:p>
                              <text:list>
                                <text:list-item>
                                  <text:p text:style-name="P2">if ( !(condition) ) {</text:p>
                                </text:list-item>
                                <text:list-item>
                                  <text:p text:style-name="P2">LogError( "Assertion failed: ",</text:p>
                                  <text:list>
                                    <text:list-item>
                                      <text:p text:style-name="P2"><text:s/>#condition, message );</text:p>
                                    </text:list-item>
                                  </text:list>
                                </text:list-item>
                                <text:list-item>
                                  <text:p text:style-name="P2">exit( EXIT_FAILURE ); </text:p>
                                </text:list-item>
                                <text:list-item>
                                  <text:p text:style-name="P2">}</text:p>
                                </text:list-item>
                              </text:list>
                            </text:list-item>
                            <text:list-item>
                              <text:p text:style-name="P2">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Plano para remover ajudas de Depuração - Plan to Remove Debugging Aids</text:p>
              <text:list>
                <text:list-item>
                  <text:p text:style-name="P2">Pode ser bom deixar todo o código de depuração no programa. Se você estiver escrevendo código para uso comercial, a penalidade de desempenho tamanho e velocidade podem ser proibitivos.</text:p>
                  <text:list>
                    <text:list-item>
                      <text:p text:style-name="P2">Planeje evitar a entrada e a saída aleatória do código de depuração de um programa.</text:p>
                      <text:list>
                        <text:list-item>
                          <text:p text:style-name="P2">Ex:</text:p>
                          <text:list>
                            <text:list-item>
                              <text:p text:style-name="P2">#define DEBUG</text:p>
                            </text:list-item>
                            <text:list-item>
                              <text:p text:style-name="P2">...</text:p>
                            </text:list-item>
                            <text:list-item>
                              <text:p text:style-name="P2">#if defined( DEBUG )</text:p>
                            </text:list-item>
                            <text:list-item>
                              <text:p text:style-name="P2">// debugging code</text:p>
                            </text:list-item>
                            <text:list-item>
                              <text:p text:style-name="P2">...</text:p>
                            </text:list-item>
                            <text:list-item>
                              <text:p text:style-name="P2">#endi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Quanto o Programa é Defencivo - How Much is Defensive Programming</text:p>
              <text:list>
                <text:list-item>
                  <text:p text:style-name="P2">Um dos paradoxos da programação defensiva é que, durante o desenvolvimento, você gostaria um erro ser perceptível.</text:p>
                  <text:list>
                    <text:list-item>
                      <text:p text:style-name="P2">Prefere que seja desagradável do que arriscar a vista. Mas durante a produção, você prefere que o erro seja o mais discreto possível, para ter o o programa recupera ou falha graciosamente.</text:p>
                      <text:list>
                        <text:list-item>
                          <text:p text:style-name="P2">Ex: deixe no código que verifica erros importantes.</text:p>
                        </text:list-item>
                        <text:list-item>
                          <text:p text:style-name="P2">Ex: remover código que verifica erros triviais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Você pode alterar o seu projeto de modo que a chamada é desnecessária e, assim, eliminar a necessidade de fazer o tratamento de erros?</text:p>
              <text:list>
                <text:list-item>
                  <text:p text:style-name="P2">Codigo: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">int soma(int a,int b) {return a+b;}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amada desnecessária:</text:p>
                      <text:list>
                        <text:list-item>
                          <text:p text:style-name="P2"><text:soft-page-break/>Ex: printf("%d", soma(2,3));</text:p>
                          <text:list>
                            <text:list-item>
                              <text:p text:style-name="P2">resultado esperado: 5</text:p>
                            </text:list-item>
                            <text:list-item>
                              <text:p text:style-name="P2">resultado obtido: 5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omando eficiente:</text:p>
                      <text:list>
                        <text:list-item>
                          <text:p text:style-name="P2">Ex: printf("%d", 2+3);</text:p>
                          <text:list>
                            <text:list-item>
                              <text:p text:style-name="P2">resultado esperado: 5</text:p>
                            </text:list-item>
                            <text:list-item>
                              <text:p text:style-name="P2">resultado obtido: 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Você faz referência à memória que não tem o direito de tocar?</text:p>
              <text:list>
                <text:list-item>
                  <text:p text:style-name="P2">Codigo: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">int array [2] = {12,23}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cesso indevido de memória:</text:p>
                      <text:list>
                        <text:list-item>
                          <text:p text:style-name="P2">Ex: printf("%d",array[3])</text:p>
                          <text:list>
                            <text:list-item>
                              <text:p text:style-name="P2">resultado esperado: 23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11628753" text:style-name="L3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8">resultado obtido: -187516134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3954325143220" text:continue-list="list103955130021326" text:style-name="L1">
        <text:list-item>
          <text:list>
            <text:list-item>
              <text:list>
                <text:list-item>
                  <text:list>
                    <text:list-item>
                      <text:p text:style-name="P2">Acesso correto de memória:</text:p>
                    </text:list-item>
                  </text:list>
                </text:list-item>
              </text:list>
            </text:list-item>
          </text:list>
        </text:list-item>
      </text:list>
      <text:list xml:id="list4047499206" text:style-name="L3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Ex: printf("%d",array[3]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51704810" text:style-name="L3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0">resultado esperado: 23</text:p>
                            </text:list-item>
                            <text:list-item>
                              <text:p text:style-name="P40">resultado obtido: -187516134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3954266381870" text:continue-list="list103954325143220" text:style-name="L1">
        <text:list-item>
          <text:list>
            <text:list-item>
              <text:p text:style-name="P2">Você espreita em estruturas de dados privadas pertencentes a outros subsistemas?</text:p>
              <text:list>
                <text:list-item>
                  <text:p text:style-name="P2">Codigo:</text:p>
                  <text:list>
                    <text:list-item>
                      <text:list>
                        <text:list-header>
                          <text:p text:style-name="P2">int array [2] = {12,23};</text:p>
                          <text:p text:style-name="P2">int array2 [2] = {65,45};</text:p>
                        </text:list-header>
                      </text:list>
                    </text:list-item>
                    <text:list-item>
                      <text:p text:style-name="P2">Acesso indevido de memória:</text:p>
                      <text:list>
                        <text:list-item>
                          <text:p text:style-name="P2">Ex: printf("%d",array[3])</text:p>
                          <text:list>
                            <text:list-item>
                              <text:p text:style-name="P2">resultado esperado: Segmentation fault (core dumped)</text:p>
                            </text:list-item>
                            <text:list-item>
                              <text:p text:style-name="P2">resultado obtido: 65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cesso correto de memória:</text:p>
                      <text:list>
                        <text:list-item>
                          <text:p text:style-name="P2">Ex: printf("%d",array[3])</text:p>
                          <text:list>
                            <text:list-item>
                              <text:p text:style-name="P2">resultado esperado: Segmentation fault (core dumped)</text:p>
                            </text:list-item>
                            <text:list-item>
                              <text:p text:style-name="P2">resultado obtido: Segmentation fault (core dumped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style:font-name="Times New Roman" fo:font-family="'Times New Roman'" style:font-style-name="Negrito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12:07.398857530</meta:creation-date>
    <meta:generator>LibreOffice/6.0.6.2$Linux_X86_64 LibreOffice_project/00m0$Build-2</meta:generator>
    <dc:date>2018-10-07T10:39:53.681552862</dc:date>
    <meta:editing-duration>PT17H26M29S</meta:editing-duration>
    <meta:editing-cycles>169</meta:editing-cycles>
    <meta:document-statistic meta:table-count="0" meta:image-count="0" meta:object-count="0" meta:page-count="4" meta:paragraph-count="156" meta:word-count="1168" meta:character-count="6766" meta:non-whitespace-character-count="5902"/>
  </office:meta>
</office:document-meta>
</file>